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"Oh?! How'd you bastards get out?"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"Who knows what the boss'll do to us if we
let another hostage escape?!"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"Quick, get 'em!"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"Th-That's insane...! How'd we lose to these
little bastards?!"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"There's no way we can fight against
that...!"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"This is bad news! We gotta tell the boss!!"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—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6:05:28+01:00</meta:creation-date>
    <dc:date>2019-11-03T16:05:2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